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break-before="page" fo:margin-left="1in" fo:text-indent="0.5in">
        <style:tab-stops/>
      </style:paragraph-properties>
    </style:style>
    <style:style style:name="P2" style:parent-style-name="Абзацсписка" style:list-style-name="LFO1" style:family="paragraph"/>
    <style:style style:name="P3" style:parent-style-name="Обычный" style:family="paragraph">
      <style:paragraph-properties fo:margin-left="0.25in">
        <style:tab-stops/>
      </style:paragraph-properties>
    </style:style>
  </office:automatic-styles>
  <office:body>
    <office:text text:use-soft-page-breaks="true">
      <text:p text:style-name="P1">Pattern matching algorithms.</text:p>
      <text:list text:style-name="LFO1" text:continue-numbering="true">
        <text:list-item>
          <text:p text:style-name="P2">Introduction</text:p>
        </text:list-item>
      </text:list>
      <text:p text:style-name="Обычный">In this paper we approach the problem of finding pattern in a text. The problem is to implement Sunday, KMP, FSM, Rabin-Karp, Gustfield Z and Naive pattern matching algorithms, measure the performance of each and finally to do the modifications.</text:p>
      <text:p text:style-name="Обычный">Part One</text:p>
      <text:p text:style-name="P3"><text:s/>1.1 Naive<text:s/></text:p>
      <text:p text:style-name="Обычный">Brute-force approach compares the first character of the pattern with the text, finding the match increase the pointer in both the strings, alternatively increasing the pointer of the text only. <text:s/>Time Complexity is O(m*(n-m)), where n is the length of the text and m is the length of the pattern.</text:p>
      <text:p text:style-name="Обычный"><text:s text:c="9"/>1.2 Sunday</text:p>
      <text:p text:style-name="Обычный">The algorithm works by scanning the text from left to right and attempting to match the pattern with the current position in the text. If the pattern is found, the algorithm reports the index of the first occurrence in the text. The algorithm precomputes a shift table for the pattern, which is a vector containing the shift values for each character in the ASCII table. The shift value represents the number of positions the pattern can be shifted to the right if the next character in the text does not match the current character in the pattern. The time complexity in average is O(n+m), in the worst-case scenario is O(n*m). The running time is affected by size of pattern and distribution of the characters in the text.</text:p>
      <text:p text:style-name="Обычный"><text:s text:c="10"/>1.3 FSM</text:p>
      <text:p text:style-name="Обычный">The finite automaton is built by constructing a table that stores the next state for each character in the alphabet for each state of the automaton. It first initializes the size of the automaton to larger than the length of the pattern. It then constructs the table by going through all possible states and characters in the alphabet. For each state and character, the transition is made to the next state by consuming the character. If the character does not match the current state, the automaton going to the previous state until a match is found, or the initial state is reached. The complexity of the time is O(n), where n is the length of the text. The construction of table takes O(m*256), where m is the size of the pattern. So overall complexity is O(n+m).<text:s/></text:p>
      <text:p text:style-name="Обычный"><text:s text:c="10"/>1.4 KMP</text:p>
      <text:p text:style-name="Обычный">The Knuth-Morris-Pratt (KMP) algorithm is a pattern matching algorithm that finds all occurrences of a given pattern in a text string. It works by building a prefix-suffix table (also called the "failure function" or "LPS array") for the pattern, which enables efficient matching of the pattern with the text string without backtracking. The algorithm has a time complexity of O(n + m), where n is the length of the text string and m is the length of the pattern.</text:p>
      <text:p text:style-name="Обычный"><text:s text:c="10"/>1.5 Robin-Karp</text:p>
      <text:p text:style-name="Обычный">The Robin-Karp algorithm is an algorithm that uses hashing. The algorithm hashes both the pattern and the first m characters of the text, where m is the length of the pattern. If the hashes match, it checks for a full match. If not, it slides the window of length m one character at a time, updating the hash value for the new window. If a match is found, it reports the starting position of the match in the text. The<text:s/><text:soft-page-break/>algorithm has a time complexity of O(n+m), where n is the length of the text and m is the length of the pattern.</text:p>
      <text:p text:style-name="Обычный"><text:s text:c="10"/>1.6 Gustfield Z</text:p>
      <text:p text:style-name="Обычный">The algorithm is based on the Z algorithm, which is used to compute the Z values of a string. The Z values of a string represent the length of the longest substring starting from each position that is also a prefix of the string. The Gustfield Z algorithm first concatenates the pattern with the text using a separator character, such as '#'. Then, it computes the Z values of the concatenated string. If the Z value of a position is equal to the length of the pattern, then there is a match at that position. The algorithm has a time complexity of O(n+m), where n is the length of the text and m is the length of the pattern. It is efficient for large texts and patterns.</text:p>
      <text:p text:style-name="Обычный"/>
      <text:p text:style-name="Обычный"><text:s text:c="9"/>2 Methodology</text:p>
      <text:p text:style-name="Обычный">Programming language used is 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style:contextual-spacing="true" fo:line-height="105%" fo:margin-left="0.5in">
        <style:tab-stops/>
      </style:paragraph-properties>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Yakubov Yakub</dc:creator>
    <meta:creation-date>2023-04-22T09:57:00Z</meta:creation-date>
    <dc:date>2023-04-22T12:38:00Z</dc:date>
    <meta:template xlink:href="Normal.dotm" xlink:type="simple"/>
    <meta:editing-cycles>6</meta:editing-cycles>
    <meta:editing-duration>PT4560S</meta:editing-duration>
    <meta:document-statistic meta:page-count="2" meta:paragraph-count="7" meta:word-count="587" meta:character-count="3926" meta:row-count="27" meta:non-whitespace-character-count="3346"/>
  </office:meta>
</office:document-meta>
</file>